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42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2]-[.F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NF 13274 - mens. 07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3]-[.F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4]-[.F4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NF 13288 - mens. 08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5]-[.F5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6]-[.F6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NF 13302 - mens. 09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7]-[.F7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1-24" calcext:value-type="date">
            <text:p>24/11/2025</text:p>
          </table:table-cell>
          <table:table-cell table:style-name="ce35" table:formula="of:=[.C8]-[.F8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NF 13316 - mens. 10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1-24" calcext:value-type="date">
            <text:p>24/11/2025</text:p>
          </table:table-cell>
          <table:table-cell table:style-name="ce35" table:formula="of:=[.C9]-[.F9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2-22" calcext:value-type="date">
            <text:p>22/12/2025</text:p>
          </table:table-cell>
          <table:table-cell table:style-name="ce35" table:formula="of:=[.C10]-[.F10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NF 13330 - mens. 11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2-22" calcext:value-type="date">
            <text:p>22/12/2025</text:p>
          </table:table-cell>
          <table:table-cell table:style-name="ce35" table:formula="of:=[.C11]-[.F11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6-01-26" calcext:value-type="date">
            <text:p>26/01/2026</text:p>
          </table:table-cell>
          <table:table-cell table:style-name="ce35" table:formula="of:=[.C12]-[.F1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NF 13344 - mens. 12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6-01-26" calcext:value-type="date">
            <text:p>26/01/2026</text:p>
          </table:table-cell>
          <table:table-cell table:style-name="ce35" table:formula="of:=[.C13]-[.F1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4" table:formula="of:=SUM([.H2:.H13])" office:value-type="float" office:value="0" calcext:value-type="float">
            <text:p>-</text:p>
          </table:table-cell>
          <table:table-cell table:style-name="ce39"/>
          <table:table-cell table:style-name="ce49" table:number-columns-repeated="55"/>
        </table:table-row>
        <table:table-row table:style-name="ro3" table:number-rows-repeated="31980">
          <table:table-cell table:style-name="ce29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29"/>
          <table:table-cell table:style-name="ce36"/>
          <table:table-cell table:style-name="ce41"/>
          <table:table-cell table:style-name="ce49" table:number-columns-repeated="55"/>
        </table:table-row>
        <table:table-row table:style-name="ro3" table:number-rows-repeated="1016566">
          <table:table-cell table:number-columns-repeated="64"/>
        </table:table-row>
        <table:table-row table:style-name="ro4" table:number-rows-repeated="1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9">00/00/0000</text:date></text:span><text:span text:style-name="MT2"><text:s/>- </text:span><text:span text:style-name="MT2"><text:time style:data-style-name="N2" text:time-value="16:19:26.028342300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6:19:26.035216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50:15</meta:creation-date>
    <dc:date>2026-01-29T16:20:12.410127100</dc:date>
    <dc:language>pt-PT</dc:language>
    <meta:editing-cycles>614</meta:editing-cycles>
    <meta:editing-duration>PT15H48M1S</meta:editing-duration>
    <meta:print-date>2025-11-04T11:44:23.5426861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